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ra Medium" svg:font-family="'Lora Medium'" style:font-family-generic="roman" style:font-pitch="variable"/>
    <style:font-face style:name="Lora Medium1" svg:font-family="'Lora Medium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ubtitle">
      <style:paragraph-properties fo:line-height="100%"/>
    </style:style>
    <style:style style:name="P3" style:family="paragraph" style:parent-style-name="Standard">
      <style:paragraph-properties fo:margin-left="0cm" fo:margin-right="0cm" fo:line-height="100%" fo:text-indent="0cm" style:auto-text-indent="false"/>
    </style:style>
    <style:style style:name="P4" style:family="paragraph" style:parent-style-name="Heading_20_2">
      <style:paragraph-properties fo:margin-left="0cm" fo:margin-right="0cm" fo:line-height="100%" fo:text-indent="0cm" style:auto-text-indent="false"/>
    </style:style>
    <style:style style:name="P5" style:family="paragraph" style:parent-style-name="Heading_20_2">
      <style:paragraph-properties fo:line-height="100%"/>
    </style:style>
    <style:style style:name="P6" style:family="paragraph" style:parent-style-name="Heading_20_3">
      <style:paragraph-properties fo:line-height="100%"/>
    </style:style>
    <style:style style:name="P7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10" style:family="paragraph" style:parent-style-name="Title" style:master-page-name="Standard">
      <style:paragraph-properties fo:line-height="100%" style:page-number="1"/>
      <style:text-properties style:font-name="Lora Medium" style:font-name-asian="Lora Medium1" style:font-name-complex="Lora Medium1"/>
    </style:style>
    <style:style style:name="P11" style:family="paragraph" style:parent-style-name="Standard" style:list-style-name="WWNum10">
      <style:paragraph-properties fo:margin-left="1.27cm" fo:margin-right="0cm" fo:line-height="100%" fo:text-indent="-0.635cm" style:auto-text-indent="false"/>
    </style:style>
    <style:style style:name="P12" style:family="paragraph" style:parent-style-name="Standard" style:list-style-name="WWNum9">
      <style:paragraph-properties fo:margin-left="1.27cm" fo:margin-right="0cm" fo:line-height="100%" fo:text-indent="-0.635cm" style:auto-text-indent="false"/>
    </style:style>
    <style:style style:name="P13" style:family="paragraph" style:parent-style-name="Standard" style:list-style-name="WWNum11">
      <style:paragraph-properties fo:margin-left="1.27cm" fo:margin-right="0cm" fo:line-height="100%" fo:text-indent="-0.635cm" style:auto-text-indent="false"/>
    </style:style>
    <style:style style:name="P14" style:family="paragraph" style:parent-style-name="Standard" style:list-style-name="WWNum5">
      <style:paragraph-properties fo:margin-left="1.27cm" fo:margin-right="0cm" fo:line-height="100%" fo:text-indent="-0.635cm" style:auto-text-indent="false"/>
    </style:style>
    <style:style style:name="P15" style:family="paragraph" style:parent-style-name="Standard" style:list-style-name="WWNum4">
      <style:paragraph-properties fo:margin-left="0cm" fo:margin-right="0cm" fo:line-height="100%" fo:text-indent="0cm" style:auto-text-indent="false"/>
    </style:style>
    <style:style style:name="P16" style:family="paragraph" style:parent-style-name="Standard" style:list-style-name="WWNum4">
      <style:paragraph-properties fo:line-height="100%"/>
    </style:style>
    <style:style style:name="P17" style:family="paragraph" style:parent-style-name="Standard" style:list-style-name="WWNum11">
      <style:paragraph-properties fo:margin-left="1.27cm" fo:margin-right="0cm" fo:line-height="100%" fo:text-indent="-0.635cm" style:auto-text-indent="false"/>
      <style:text-properties officeooo:rsid="001edb73" officeooo:paragraph-rsid="001edb73"/>
    </style:style>
    <style:style style:name="P18" style:family="paragraph" style:parent-style-name="Standard" style:list-style-name="WWNum11">
      <style:paragraph-properties fo:margin-left="1.27cm" fo:margin-right="0cm" fo:line-height="100%" fo:text-indent="-0.635cm" style:auto-text-indent="false"/>
      <style:text-properties officeooo:rsid="001f77ee" officeooo:paragraph-rsid="001f77ee"/>
    </style:style>
    <style:style style:name="P19" style:family="paragraph" style:parent-style-name="Standard" style:list-style-name="WWNum11">
      <style:paragraph-properties fo:margin-left="1.27cm" fo:margin-right="0cm" fo:line-height="100%" fo:text-indent="-0.635cm" style:auto-text-indent="false"/>
      <style:text-properties officeooo:rsid="00211036" officeooo:paragraph-rsid="00211036"/>
    </style:style>
    <style:style style:name="T1" style:family="text">
      <style:text-properties officeooo:rsid="001df67c"/>
    </style:style>
    <style:style style:name="T2" style:family="text">
      <style:text-properties officeooo:rsid="001edb73"/>
    </style:style>
    <style:style style:name="T3" style:family="text">
      <style:text-properties officeooo:rsid="001f77ee"/>
    </style:style>
    <style:style style:name="T4" style:family="text">
      <style:text-properties officeooo:rsid="00204fef"/>
    </style:style>
    <style:style style:name="T5" style:family="text">
      <style:text-properties officeooo:rsid="00247a0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_5wkr3ixqooh4"/>Museo Belpaese</text:p>
      <text:p text:style-name="P2"><text:bookmark text:name="_ns3he8p7503x"/>Problem Statement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7"><text:a xlink:type="simple" xlink:href="#__RefHeading___Toc1138_2553322090" text:style-name="Index_20_Link" text:visited-style-name="Index_20_Link">1. Dominio del Problema<text:tab/>1</text:a></text:p>
          <text:p text:style-name="P7"><text:a xlink:type="simple" xlink:href="#__RefHeading___Toc1148_2553322090" text:style-name="Index_20_Link" text:visited-style-name="Index_20_Link">2. Scenari<text:tab/>1</text:a></text:p>
          <text:p text:style-name="P8"><text:a xlink:type="simple" xlink:href="#__RefHeading___Toc1150_2553322090" text:style-name="Index_20_Link" text:visited-style-name="Index_20_Link">S-1. Actors: visitatore:Alice<text:tab/>1</text:a></text:p>
          <text:p text:style-name="P8"><text:a xlink:type="simple" xlink:href="#__RefHeading___Toc1158_2553322090" text:style-name="Index_20_Link" text:visited-style-name="Index_20_Link">S-2. Actors: visitatore:Bob, banca:ISP<text:tab/>1</text:a></text:p>
          <text:p text:style-name="P8"><text:a xlink:type="simple" xlink:href="#__RefHeading___Toc1156_2553322090" text:style-name="Index_20_Link" text:visited-style-name="Index_20_Link">S-3. Actors: curatore:Carlo<text:tab/>2</text:a></text:p>
          <text:p text:style-name="P7"><text:a xlink:type="simple" xlink:href="#__RefHeading___Toc1146_2553322090" text:style-name="Index_20_Link" text:visited-style-name="Index_20_Link">3. Requisiti Funzionali<text:tab/>2</text:a></text:p>
          <text:p text:style-name="P8"><text:a xlink:type="simple" xlink:href="#__RefHeading___Toc1154_2553322090" text:style-name="Index_20_Link" text:visited-style-name="Index_20_Link">V. Per Visitatori<text:tab/>2</text:a></text:p>
          <text:p text:style-name="P8"><text:a xlink:type="simple" xlink:href="#__RefHeading___Toc1152_2553322090" text:style-name="Index_20_Link" text:visited-style-name="Index_20_Link">C. Per Curatori<text:tab/>2</text:a></text:p>
          <text:p text:style-name="P7"><text:a xlink:type="simple" xlink:href="#__RefHeading___Toc1144_2553322090" text:style-name="Index_20_Link" text:visited-style-name="Index_20_Link">4. Requisiti Non Funzionali<text:tab/>2</text:a></text:p>
          <text:p text:style-name="P7"><text:a xlink:type="simple" xlink:href="#__RefHeading___Toc1142_2553322090" text:style-name="Index_20_Link" text:visited-style-name="Index_20_Link">5. Target Environment<text:tab/>2</text:a></text:p>
          <text:p text:style-name="P7"><text:a xlink:type="simple" xlink:href="#__RefHeading___Toc1140_2553322090" text:style-name="Index_20_Link" text:visited-style-name="Index_20_Link">6. Deliverable &amp; Scadenze<text:tab/>2</text:a></text:p>
        </text:index-body>
      </text:table-of-content>
      <text:p text:style-name="P5"><text:bookmark-start text:name="__RefHeading___Toc1138_2553322090"/>1. Dominio del Problema<text:bookmark-end text:name="__RefHeading___Toc1138_2553322090"/></text:p>
      <text:p text:style-name="P1">Il Museo Belpaese ha bisogno di un nuovo sito web. Il direttore richiede che sia accessibile, e di facile modifica, manutenzione e utilizzo. Lo scopo principale è di attrarre il pubblico, mostrare orari di apertura, e offrire una descrizione delle mostre in corso. Il sito deve supportare la visualizzazione sia su computer che telefono.</text:p>
      <text:p text:style-name="P1">Dal lato dei visitatori, la pagina principale del sito sarà attraente e invitante. Ai visitatori sarà offerta la possibilità di acquistare biglietti per le varie mostre.</text:p>
      <text:p text:style-name="P1">Occorre anche un lato per lo staff del museo. Da esso, i curatori potranno aggiungere e modificare le mostre.</text:p>
      <text:p text:style-name="Heading_20_2"><text:bookmark-start text:name="__RefHeading___Toc1148_2553322090"/>2. Scenari<text:bookmark-end text:name="__RefHeading___Toc1148_2553322090"/></text:p>
      <text:p text:style-name="P1"/>
      <text:p text:style-name="P6"><text:bookmark text:name="_xy1eyv1cdmf3"/><text:bookmark-start text:name="__RefHeading___Toc1150_2553322090"/>S-1. Actors: visitatore:Alice<text:bookmark-end text:name="__RefHeading___Toc1150_2553322090"/></text:p>
      <text:list text:style-name="WWNum10">
        <text:list-item>
          <text:p text:style-name="P11">Alice passa davanti al museo durante la giornata, e considera di visitarlo in settimana.</text:p>
        </text:list-item>
        <text:list-item>
          <text:p text:style-name="P11">Accede al sito del museo. Vede immediatamente la homepage.</text:p>
        </text:list-item>
        <text:list-item>
          <text:p text:style-name="P11">Incuriosita, passa alla sezione delle mostre, e vede la mostra 'Cucina nell'Antica Roma'.</text:p>
        </text:list-item>
        <text:list-item>
          <text:p text:style-name="P11">Va alla pagina della mostra, e legge la sua descrizione. Interessata da alcuni dei reperti descritti, decide di vederli dal vivo. Vede che la mostra è <text:span text:style-name="T1">iniziata il 2 Luglio</text:span>, e chiuderà <text:span text:style-name="T1">il 26 Luglio</text:span>.</text:p>
        </text:list-item>
        <text:list-item>
          <text:p text:style-name="P11">Sapendo la data della mostra, Alice decide di fare una gita in museo il prossimo <text:span text:style-name="T1">23 Luglio</text:span>, e abbandona il sito. Compra il biglietto all'entrata.</text:p>
        </text:list-item>
      </text:list>
      <text:p text:style-name="P1"/>
      <text:p text:style-name="P6"><text:bookmark text:name="_yl5o2195ztlr"/><text:bookmark-start text:name="__RefHeading___Toc1158_2553322090"/>S-2. Actors: visitatore:Bob, banca:ISP<text:bookmark-end text:name="__RefHeading___Toc1158_2553322090"/></text:p>
      <text:p text:style-name="P1"/>
      <text:list text:style-name="WWNum9">
        <text:list-item>
          <text:p text:style-name="P12">Bob è un appassionato di musei. Un po’ annoiato, decide di controllare il sito del museo per vedere se vi sono mostre interessanti.</text:p>
        </text:list-item>
        <text:list-item>
          <text:p text:style-name="P12">Entra nel sito, e immediatamente vede che la mostra 'Gladiatori' arriva al museo la settimana prossima.</text:p>
        </text:list-item>
        <text:list-item>
          <text:p text:style-name="P12">Interessato, seleziona la mostra e vede la sua pagina.</text:p>
        </text:list-item>
        <text:list-item>
          <text:p text:style-name="P12"><text:soft-page-break/>Soddisfatto, decide di acquistare un biglietto. Va alla pagina di acquisto, inserisce la sua email e i dati della sua carta di credito, seleziona la data in cui vuole visitare il museo e acquista il suo biglietto.</text:p>
        </text:list-item>
        <text:list-item>
          <text:p text:style-name="P12">Il sito richiede il pagamento dalla banca di Bob, usando tali dati. Se il pagamento va a buon fine, invia il biglietto virtuale a Bob via email.</text:p>
        </text:list-item>
        <text:list-item>
          <text:p text:style-name="P12">Giorni dopo, quando visita il museo, Bob accede alla sua email e visualizza il suo biglietto virtuale. Lo presenta all’entrata, <text:span text:style-name="T5">viene scansionato il codice del biglietto, </text:span>e entra nel museo.</text:p>
        </text:list-item>
      </text:list>
      <text:p text:style-name="P1"/>
      <text:p text:style-name="P6"><text:bookmark text:name="_brlczf7g9mus"/><text:bookmark-start text:name="__RefHeading___Toc1156_2553322090"/>S-3. Actors: curatore:Carlo<text:bookmark-end text:name="__RefHeading___Toc1156_2553322090"/></text:p>
      <text:p text:style-name="P1"/>
      <text:list text:style-name="WWNum11">
        <text:list-item>
          <text:p text:style-name="P13">Carlo è un curatore del museo.</text:p>
        </text:list-item>
        <text:list-item>
          <text:p text:style-name="P13">Accede al sito con email e password <text:span text:style-name="T4">tramite la pagina di login</text:span>, e va alla sezione mostre.</text:p>
        </text:list-item>
        <text:list-item>
          <text:p text:style-name="P13">Crea <text:span text:style-name="T2">la mostra “Cucina Greca”, con una lunga descrizione, </text:span><text:span text:style-name="T3">e la pubblica</text:span><text:span text:style-name="T2">.</text:span></text:p>
        </text:list-item>
        <text:list-item>
          <text:p text:style-name="P19">Imposta la disponibilità di 100 biglietti per il 1 Giugno e 200 per il 2 Giugno.</text:p>
        </text:list-item>
        <text:list-item>
          <text:p text:style-name="P17">Nota un errore di battitura nella mostra “Culltura Romana”, e lo corregge, modificando la mostra.</text:p>
        </text:list-item>
        <text:list-item>
          <text:p text:style-name="P17">Vede una mostra vecchia, ‘Armi Romane’, e la cancella.</text:p>
        </text:list-item>
        <text:list-item>
          <text:p text:style-name="P18">Alla fine, lascia il sito.</text:p>
        </text:list-item>
      </text:list>
      <text:p text:style-name="Heading_20_2"><text:bookmark-start text:name="__RefHeading___Toc1146_2553322090"/>3. Requisiti Funzionali<text:bookmark-end text:name="__RefHeading___Toc1146_2553322090"/></text:p>
      <text:p text:style-name="P6"><text:bookmark-start text:name="__RefHeading___Toc1154_2553322090"/>V. Per Visitatori<text:bookmark-end text:name="__RefHeading___Toc1154_2553322090"/></text:p>
      <text:p text:style-name="P1">I visitatori possono visualizzare la pagina principale, la pagina delle mostre e la pagina di ogni mostra. Inoltre possono acquistare biglietti.</text:p>
      <text:p text:style-name="P3"/>
      <text:p text:style-name="P6"><text:bookmark text:name="_hycn0mnd6qtx"/><text:bookmark-start text:name="__RefHeading___Toc1152_2553322090"/>C. Per Curatori<text:bookmark-end text:name="__RefHeading___Toc1152_2553322090"/></text:p>
      <text:p text:style-name="P1">I curatori devono poter accedere al sito con email e password, aggiungere, cancellare, modificare e pubblicare mostre.</text:p>
      <text:p text:style-name="P5"><text:bookmark-start text:name="__RefHeading___Toc1144_2553322090"/>4. Requisiti Non Funzionali<text:bookmark-end text:name="__RefHeading___Toc1144_2553322090"/></text:p>
      <text:list text:style-name="WWNum5">
        <text:list-item>
          <text:p text:style-name="P14">Tempi di risposta contenuti.</text:p>
        </text:list-item>
        <text:list-item>
          <text:p text:style-name="P14">Alta leggibilità sia su computer che smartphone.</text:p>
        </text:list-item>
        <text:list-item>
          <text:p text:style-name="P14">Sito e database sicuri da attacchi comuni.</text:p>
        </text:list-item>
        <text:list-item>
          <text:p text:style-name="P14">Facile da usare sia per utenti che staff.</text:p>
        </text:list-item>
        <text:list-item>
          <text:p text:style-name="P14">Espandibile in futuro.</text:p>
        </text:list-item>
      </text:list>
      <text:p text:style-name="P4"><text:bookmark-start text:name="__RefHeading___Toc1142_2553322090"/>5. Target Environment<text:bookmark-end text:name="__RefHeading___Toc1142_2553322090"/></text:p>
      <text:list text:style-name="WWNum4">
        <text:list-header>
          <text:p text:style-name="P15">PC fisso di medie prestazioni, con OS Windows 10.</text:p>
        </text:list-header>
      </text:list>
      <text:p text:style-name="P5"><text:bookmark-start text:name="__RefHeading___Toc1140_2553322090"/>6. Deliverable &amp; Scadenze<text:bookmark-end text:name="__RefHeading___Toc1140_2553322090"/></text:p>
      <text:list text:continue-numbering="true" text:style-name="WWNum4">
        <text:list-item>
          <text:p text:style-name="P16">Servlet Tomcat con file del sito web (pagine html, schema CSS, servlet).</text:p>
        </text:list-item>
        <text:list-item>
          <text:p text:style-name="P16">Database MySQL con popolatore di default.</text:p>
        </text:list-item>
      </text:list>
      <text:p text:style-name="P1"/>
      <text:p text:style-name="P9">Scadenza unica: 25 Giugno 2024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ra Medium" svg:font-family="'Lora Medium'" style:font-family-generic="roman" style:font-pitch="variable"/>
    <style:font-face style:name="Lora Medium1" svg:font-family="'Lora Medi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it" fo:country="IT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it" fo:country="IT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 style:master-page-name="">
      <style:paragraph-properties fo:margin-top="0.635cm" fo:margin-bottom="0.212cm" style:contextual-spacing="false" fo:line-height="100%" fo:keep-together="always" style:page-number="auto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cm" fo:margin-bottom="0.141cm" style:contextual-spacing="false" fo:line-height="100%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06-25T21:56:31.368000000</dc:date>
    <meta:editing-duration>PT10H33M28S</meta:editing-duration>
    <meta:editing-cycles>13</meta:editing-cycles>
    <meta:document-statistic meta:table-count="0" meta:image-count="0" meta:object-count="0" meta:page-count="2" meta:paragraph-count="56" meta:word-count="628" meta:character-count="3722" meta:non-whitespace-character-count="3175"/>
  </office:meta>
</office:document-meta>
</file>